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3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solucao</text:p>
          </table:table-cell>
          <table:table-cell office:value-type="string" calcext:value-type="string">
            <text:p>amostra</text:p>
          </table:table-cell>
          <table:table-cell office:value-type="string" calcext:value-type="string">
            <text:p>area_total</text:p>
          </table:table-cell>
          <table:table-cell office:value-type="string" calcext:value-type="string">
            <text:p>percentual</text:p>
          </table:table-cell>
          <table:table-cell office:value-type="string" calcext:value-type="string">
            <text:p>perc_dif</text:p>
          </table:table-cell>
          <table:table-cell office:value-type="string" calcext:value-type="string">
            <text:p>area_dif</text:p>
          </table:table-cell>
          <table:table-cell table:style-name="Default" office:value-type="string" calcext:value-type="string">
            <text:p>pixel_modis</text:p>
          </table:table-cell>
          <table:table-cell office:value-type="string" calcext:value-type="string">
            <text:p>omissao</text:p>
          </table:table-cell>
          <table:table-cell office:value-type="string" calcext:value-type="string">
            <text:p>omissao_perc</text:p>
          </table:table-cell>
          <table:table-cell/>
          <table:table-cell office:value-type="string" calcext:value-type="string">
            <text:p>comissao</text:p>
          </table:table-cell>
          <table:table-cell office:value-type="string" calcext:value-type="string">
            <text:p>comissao_perc</text:p>
          </table:table-cell>
          <table:table-cell office:value-type="string" calcext:value-type="string">
            <text:p>dif_omitcomit</text:p>
          </table:table-cell>
          <table:table-cell office:value-type="string" calcext:value-type="string">
            <text:p>total_error</text:p>
          </table:table-cell>
        </table:table-row>
        <table:table-row table:style-name="ro1">
          <table:table-cell office:value-type="string" calcext:value-type="string">
            <text:p>1 m</text:p>
          </table:table-cell>
          <table:table-cell office:value-type="string" calcext:value-type="string">
            <text:p>homogenea</text:p>
          </table:table-cell>
          <table:table-cell office:value-type="float" office:value="9885.637082" calcext:value-type="float">
            <text:p>9885,637082</text:p>
          </table:table-cell>
          <table:table-cell office:value-type="float" office:value="97.9779690945365" calcext:value-type="float">
            <text:p>97,9779690945365</text:p>
          </table:table-cell>
          <table:table-cell office:value-type="float" office:value="2.0220309054635" calcext:value-type="float">
            <text:p>2,0220309054635</text:p>
          </table:table-cell>
          <table:table-cell office:value-type="float" office:value="199.890636999999" calcext:value-type="float">
            <text:p>199,890636999999</text:p>
          </table:table-cell>
          <table:table-cell table:formula="of:=[.F2]/6.25" office:value-type="float" office:value="31.9825019199998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m</text:p>
          </table:table-cell>
          <table:table-cell office:value-type="string" calcext:value-type="string">
            <text:p>homogenea</text:p>
          </table:table-cell>
          <table:table-cell office:value-type="float" office:value="9882.714908" calcext:value-type="float">
            <text:p>9882,714908</text:p>
          </table:table-cell>
          <table:table-cell office:value-type="float" office:value="98.0069397444567" calcext:value-type="float">
            <text:p>98,0069397444567</text:p>
          </table:table-cell>
          <table:table-cell office:value-type="float" office:value="1.99306025554328" calcext:value-type="float">
            <text:p>1,99306025554328</text:p>
          </table:table-cell>
          <table:table-cell office:value-type="float" office:value="196.968462999999" calcext:value-type="float">
            <text:p>196,968462999999</text:p>
          </table:table-cell>
          <table:table-cell table:formula="of:=[.F3]/6.25" office:value-type="float" office:value="31.5149540799999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m</text:p>
          </table:table-cell>
          <table:table-cell office:value-type="string" calcext:value-type="string">
            <text:p>homogenea</text:p>
          </table:table-cell>
          <table:table-cell office:value-type="float" office:value="9903.556939" calcext:value-type="float">
            <text:p>9903,556939</text:p>
          </table:table-cell>
          <table:table-cell office:value-type="float" office:value="97.8006841850702" calcext:value-type="float">
            <text:p>97,8006841850702</text:p>
          </table:table-cell>
          <table:table-cell office:value-type="float" office:value="2.19931581492975" calcext:value-type="float">
            <text:p>2,19931581492975</text:p>
          </table:table-cell>
          <table:table-cell office:value-type="float" office:value="217.810493999999" calcext:value-type="float">
            <text:p>217,810493999999</text:p>
          </table:table-cell>
          <table:table-cell table:formula="of:=[.F4]/6.25" office:value-type="float" office:value="34.8496790399999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</text:p>
          </table:table-cell>
          <table:table-cell office:value-type="string" calcext:value-type="string">
            <text:p>homogenea</text:p>
          </table:table-cell>
          <table:table-cell office:value-type="float" office:value="9938.932575" calcext:value-type="float">
            <text:p>9938,932575</text:p>
          </table:table-cell>
          <table:table-cell office:value-type="float" office:value="97.4525822759191" calcext:value-type="float">
            <text:p>97,4525822759191</text:p>
          </table:table-cell>
          <table:table-cell office:value-type="float" office:value="2.5474177240809" calcext:value-type="float">
            <text:p>2,5474177240809</text:p>
          </table:table-cell>
          <table:table-cell office:value-type="float" office:value="253.18613" calcext:value-type="float">
            <text:p>253,18613</text:p>
          </table:table-cell>
          <table:table-cell table:formula="of:=[.F5]/6.25" office:value-type="float" office:value="40.5097808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_250</text:p>
          </table:table-cell>
          <table:table-cell office:value-type="string" calcext:value-type="string">
            <text:p>homogenea</text:p>
          </table:table-cell>
          <table:table-cell office:value-type="float" office:value="9953.460043" calcext:value-type="float">
            <text:p>9953,460043</text:p>
          </table:table-cell>
          <table:table-cell office:value-type="float" office:value="97.310346383635" calcext:value-type="float">
            <text:p>97,310346383635</text:p>
          </table:table-cell>
          <table:table-cell office:value-type="float" office:value="2.68965361636504" calcext:value-type="float">
            <text:p>2,68965361636504</text:p>
          </table:table-cell>
          <table:table-cell office:value-type="float" office:value="267.713597999998" calcext:value-type="float">
            <text:p>267,713597999998</text:p>
          </table:table-cell>
          <table:table-cell table:formula="of:=[.F6]/6.25" office:value-type="float" office:value="42.8341756799998" calcext:value-type="float">
            <text:p>43</text:p>
          </table:table-cell>
          <table:table-cell office:value-type="float" office:value="567.987464" calcext:value-type="float">
            <text:p>567,987464</text:p>
          </table:table-cell>
          <table:table-cell office:value-type="float" office:value="5.86415788628462" calcext:value-type="float">
            <text:p>5,86415788628462</text:p>
          </table:table-cell>
          <table:table-cell/>
          <table:table-cell office:value-type="float" office:value="835.669842" calcext:value-type="float">
            <text:p>835,669842</text:p>
          </table:table-cell>
          <table:table-cell office:value-type="float" office:value="8.62783107884671" calcext:value-type="float">
            <text:p>8,62783107884671</text:p>
          </table:table-cell>
          <table:table-cell office:value-type="float" office:value="2.76367319256208" calcext:value-type="float">
            <text:p>2,76367319256208</text:p>
          </table:table-cell>
          <table:table-cell office:value-type="float" office:value="14.4919889651313" calcext:value-type="float">
            <text:p>14,4919889651313</text:p>
          </table:table-cell>
        </table:table-row>
        <table:table-row table:style-name="ro1">
          <table:table-cell office:value-type="string" calcext:value-type="string">
            <text:p>5_250</text:p>
          </table:table-cell>
          <table:table-cell office:value-type="string" calcext:value-type="string">
            <text:p>homogenea</text:p>
          </table:table-cell>
          <table:table-cell office:value-type="float" office:value="9943.127939" calcext:value-type="float">
            <text:p>9943,127939</text:p>
          </table:table-cell>
          <table:table-cell office:value-type="float" office:value="97.4114635195383" calcext:value-type="float">
            <text:p>97,4114635195383</text:p>
          </table:table-cell>
          <table:table-cell office:value-type="float" office:value="2.58853648046174" calcext:value-type="float">
            <text:p>2,58853648046174</text:p>
          </table:table-cell>
          <table:table-cell office:value-type="float" office:value="257.381493999999" calcext:value-type="float">
            <text:p>257,381493999999</text:p>
          </table:table-cell>
          <table:table-cell table:formula="of:=[.F7]/6.25" office:value-type="float" office:value="41.1810390399999" calcext:value-type="float">
            <text:p>41</text:p>
          </table:table-cell>
          <table:table-cell office:value-type="float" office:value="577.32253" calcext:value-type="float">
            <text:p>577,32253</text:p>
          </table:table-cell>
          <table:table-cell office:value-type="float" office:value="5.96053730374107" calcext:value-type="float">
            <text:p>5,96053730374107</text:p>
          </table:table-cell>
          <table:table-cell/>
          <table:table-cell office:value-type="float" office:value="834.672311" calcext:value-type="float">
            <text:p>834,672311</text:p>
          </table:table-cell>
          <table:table-cell office:value-type="float" office:value="8.61753212041677" calcext:value-type="float">
            <text:p>8,61753212041677</text:p>
          </table:table-cell>
          <table:table-cell office:value-type="float" office:value="2.65699481667569" calcext:value-type="float">
            <text:p>2,65699481667569</text:p>
          </table:table-cell>
          <table:table-cell office:value-type="float" office:value="14.5780694241578" calcext:value-type="float">
            <text:p>14,5780694241578</text:p>
          </table:table-cell>
        </table:table-row>
        <table:table-row table:style-name="ro1">
          <table:table-cell office:value-type="string" calcext:value-type="string">
            <text:p>10_250</text:p>
          </table:table-cell>
          <table:table-cell office:value-type="string" calcext:value-type="string">
            <text:p>homogenea</text:p>
          </table:table-cell>
          <table:table-cell office:value-type="float" office:value="9953.460043" calcext:value-type="float">
            <text:p>9953,460043</text:p>
          </table:table-cell>
          <table:table-cell office:value-type="float" office:value="97.310346383635" calcext:value-type="float">
            <text:p>97,310346383635</text:p>
          </table:table-cell>
          <table:table-cell office:value-type="float" office:value="2.68965361636504" calcext:value-type="float">
            <text:p>2,68965361636504</text:p>
          </table:table-cell>
          <table:table-cell office:value-type="float" office:value="267.713597999998" calcext:value-type="float">
            <text:p>267,713597999998</text:p>
          </table:table-cell>
          <table:table-cell table:formula="of:=[.F8]/6.25" office:value-type="float" office:value="42.8341756799998" calcext:value-type="float">
            <text:p>43</text:p>
          </table:table-cell>
          <table:table-cell office:value-type="float" office:value="567.987464" calcext:value-type="float">
            <text:p>567,987464</text:p>
          </table:table-cell>
          <table:table-cell office:value-type="float" office:value="5.86415788628462" calcext:value-type="float">
            <text:p>5,86415788628462</text:p>
          </table:table-cell>
          <table:table-cell/>
          <table:table-cell office:value-type="float" office:value="835.669842" calcext:value-type="float">
            <text:p>835,669842</text:p>
          </table:table-cell>
          <table:table-cell office:value-type="float" office:value="8.62783107884671" calcext:value-type="float">
            <text:p>8,62783107884671</text:p>
          </table:table-cell>
          <table:table-cell office:value-type="float" office:value="2.76367319256208" calcext:value-type="float">
            <text:p>2,76367319256208</text:p>
          </table:table-cell>
          <table:table-cell office:value-type="float" office:value="14.4919889651313" calcext:value-type="float">
            <text:p>14,4919889651313</text:p>
          </table:table-cell>
        </table:table-row>
        <table:table-row table:style-name="ro1">
          <table:table-cell table:style-name="ce1" office:value-type="string" calcext:value-type="string">
            <text:p>5_250</text:p>
          </table:table-cell>
          <table:table-cell office:value-type="string" calcext:value-type="string">
            <text:p>homogenea</text:p>
          </table:table-cell>
          <table:table-cell office:value-type="float" office:value="9948.271593" calcext:value-type="float">
            <text:p>9948,271593</text:p>
          </table:table-cell>
          <table:table-cell office:value-type="float" office:value="97.3610978998129" calcext:value-type="float">
            <text:p>97,3610978998129</text:p>
          </table:table-cell>
          <table:table-cell table:style-name="ce2" office:value-type="float" office:value="2.63890210018715" calcext:value-type="float">
            <text:p>2,63890210018715</text:p>
          </table:table-cell>
          <table:table-cell office:value-type="float" office:value="262.525147999999" calcext:value-type="float">
            <text:p>262,525147999999</text:p>
          </table:table-cell>
          <table:table-cell table:formula="of:=[.F9]/6.25" office:value-type="float" office:value="42.0040236799998" calcext:value-type="float">
            <text:p>42</text:p>
          </table:table-cell>
          <table:table-cell office:value-type="float" office:value="583.247005" calcext:value-type="float">
            <text:p>583,247005</text:p>
          </table:table-cell>
          <table:table-cell office:value-type="float" office:value="6.02170424666738" calcext:value-type="float">
            <text:p>6,02170424666738</text:p>
          </table:table-cell>
          <table:table-cell/>
          <table:table-cell office:value-type="float" office:value="835.669842" calcext:value-type="float">
            <text:p>835,669842</text:p>
          </table:table-cell>
          <table:table-cell office:value-type="float" office:value="8.62783107884671" calcext:value-type="float">
            <text:p>8,62783107884671</text:p>
          </table:table-cell>
          <table:table-cell office:value-type="float" office:value="2.60612683217932" calcext:value-type="float">
            <text:p>2,60612683217932</text:p>
          </table:table-cell>
          <table:table-cell office:value-type="float" office:value="14.6495353255141" calcext:value-type="float">
            <text:p>14,6495353255141</text:p>
          </table:table-cell>
        </table:table-row>
        <table:table-row table:style-name="ro1">
          <table:table-cell office:value-type="string" calcext:value-type="string">
            <text:p>mapa sintese</text:p>
          </table:table-cell>
          <table:table-cell office:value-type="string" calcext:value-type="string">
            <text:p>homogenea</text:p>
          </table:table-cell>
          <table:table-cell office:value-type="float" office:value="9685.746445" calcext:value-type="float">
            <text:p>9685,746445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 m</text:p>
          </table:table-cell>
          <table:table-cell office:value-type="string" calcext:value-type="string">
            <text:p>heterogenea</text:p>
          </table:table-cell>
          <table:table-cell office:value-type="float" office:value="4053.122751" calcext:value-type="float">
            <text:p>4053,122751</text:p>
          </table:table-cell>
          <table:table-cell office:value-type="float" office:value="99.9987616708626" calcext:value-type="float">
            <text:p>99,9987616708626</text:p>
          </table:table-cell>
          <table:table-cell office:value-type="float" office:value="0.00123832913739363" calcext:value-type="float">
            <text:p>0,001238329137394</text:p>
          </table:table-cell>
          <table:table-cell office:value-type="float" office:value="0.0501909999998134" calcext:value-type="float">
            <text:p>0,050190999999813</text:p>
          </table:table-cell>
          <table:table-cell table:formula="of:=[.F11]/6.25" office:value-type="float" office:value="0.00803055999997014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m</text:p>
          </table:table-cell>
          <table:table-cell office:value-type="string" calcext:value-type="string">
            <text:p>heterogenea</text:p>
          </table:table-cell>
          <table:table-cell office:value-type="float" office:value="4052.377762" calcext:value-type="float">
            <text:p>4052,377762</text:p>
          </table:table-cell>
          <table:table-cell office:value-type="float" office:value="100.017145440055" calcext:value-type="float">
            <text:p>100,017145440055</text:p>
          </table:table-cell>
          <table:table-cell office:value-type="float" office:value="-0.0171454400553586" calcext:value-type="float">
            <text:p>-0,017145440055359</text:p>
          </table:table-cell>
          <table:table-cell office:value-type="float" office:value="-0.694797999999992" calcext:value-type="float">
            <text:p>-0,694797999999992</text:p>
          </table:table-cell>
          <table:table-cell table:formula="of:=[.F12]/6.25" office:value-type="float" office:value="-0.111167679999999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m</text:p>
          </table:table-cell>
          <table:table-cell office:value-type="string" calcext:value-type="string">
            <text:p>heterogenea</text:p>
          </table:table-cell>
          <table:table-cell office:value-type="float" office:value="4056.801347" calcext:value-type="float">
            <text:p>4056,801347</text:p>
          </table:table-cell>
          <table:table-cell office:value-type="float" office:value="99.9080855412662" calcext:value-type="float">
            <text:p>99,9080855412662</text:p>
          </table:table-cell>
          <table:table-cell office:value-type="float" office:value="0.0919144587337826" calcext:value-type="float">
            <text:p>0,091914458733783</text:p>
          </table:table-cell>
          <table:table-cell office:value-type="float" office:value="3.72878700000001" calcext:value-type="float">
            <text:p>3,72878700000001</text:p>
          </table:table-cell>
          <table:table-cell table:formula="of:=[.F13]/6.25" office:value-type="float" office:value="0.596605920000002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</text:p>
          </table:table-cell>
          <table:table-cell office:value-type="string" calcext:value-type="string">
            <text:p>heterogenea</text:p>
          </table:table-cell>
          <table:table-cell office:value-type="float" office:value="4099.557812" calcext:value-type="float">
            <text:p>4099,557812</text:p>
          </table:table-cell>
          <table:table-cell office:value-type="float" office:value="98.8660910729462" calcext:value-type="float">
            <text:p>98,8660910729462</text:p>
          </table:table-cell>
          <table:table-cell office:value-type="float" office:value="1.13390892705382" calcext:value-type="float">
            <text:p>1,13390892705382</text:p>
          </table:table-cell>
          <table:table-cell office:value-type="float" office:value="46.4852519999999" calcext:value-type="float">
            <text:p>46,4852519999999</text:p>
          </table:table-cell>
          <table:table-cell table:formula="of:=[.F14]/6.25" office:value-type="float" office:value="7.43764031999999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_250</text:p>
          </table:table-cell>
          <table:table-cell office:value-type="string" calcext:value-type="string">
            <text:p>heterogenea</text:p>
          </table:table-cell>
          <table:table-cell office:value-type="float" office:value="3991.377632" calcext:value-type="float">
            <text:p>3991,377632</text:p>
          </table:table-cell>
          <table:table-cell office:value-type="float" office:value="101.545705109569" calcext:value-type="float">
            <text:p>101,545705109569</text:p>
          </table:table-cell>
          <table:table-cell office:value-type="float" office:value="-1.54570510956856" calcext:value-type="float">
            <text:p>-1,54570510956856</text:p>
          </table:table-cell>
          <table:table-cell office:value-type="float" office:value="-61.6949279999999" calcext:value-type="float">
            <text:p>-61,6949279999999</text:p>
          </table:table-cell>
          <table:table-cell office:value-type="float" office:value="9.87118847999998" calcext:value-type="float">
            <text:p>10</text:p>
          </table:table-cell>
          <table:table-cell office:value-type="float" office:value="984.870619" calcext:value-type="float">
            <text:p>984,870619</text:p>
          </table:table-cell>
          <table:table-cell office:value-type="float" office:value="24.2993581886429" calcext:value-type="float">
            <text:p>24,2993581886429</text:p>
          </table:table-cell>
          <table:table-cell/>
          <table:table-cell office:value-type="float" office:value="923.178484" calcext:value-type="float">
            <text:p>923,178484</text:p>
          </table:table-cell>
          <table:table-cell office:value-type="float" office:value="22.7772503534948" calcext:value-type="float">
            <text:p>22,7772503534948</text:p>
          </table:table-cell>
          <table:table-cell office:value-type="float" office:value="-1.52210783514816" calcext:value-type="float">
            <text:p>-1,52210783514816</text:p>
          </table:table-cell>
          <table:table-cell office:value-type="float" office:value="47.0766085421377" calcext:value-type="float">
            <text:p>47,0766085421377</text:p>
          </table:table-cell>
        </table:table-row>
        <table:table-row table:style-name="ro1">
          <table:table-cell office:value-type="string" calcext:value-type="string">
            <text:p>5_250</text:p>
          </table:table-cell>
          <table:table-cell office:value-type="string" calcext:value-type="string">
            <text:p>heterogenea</text:p>
          </table:table-cell>
          <table:table-cell office:value-type="float" office:value="4011.381843" calcext:value-type="float">
            <text:p>4011,381843</text:p>
          </table:table-cell>
          <table:table-cell office:value-type="float" office:value="101.039310607459" calcext:value-type="float">
            <text:p>101,039310607459</text:p>
          </table:table-cell>
          <table:table-cell office:value-type="float" office:value="-1.03931060745941" calcext:value-type="float">
            <text:p>-1,03931060745941</text:p>
          </table:table-cell>
          <table:table-cell office:value-type="float" office:value="-41.6907169999999" calcext:value-type="float">
            <text:p>-41,6907169999999</text:p>
          </table:table-cell>
          <table:table-cell office:value-type="float" office:value="6.67051471999999" calcext:value-type="float">
            <text:p>7</text:p>
          </table:table-cell>
          <table:table-cell office:value-type="float" office:value="973.499076" calcext:value-type="float">
            <text:p>973,499076</text:p>
          </table:table-cell>
          <table:table-cell office:value-type="float" office:value="24.0187922024273" calcext:value-type="float">
            <text:p>24,0187922024273</text:p>
          </table:table-cell>
          <table:table-cell/>
          <table:table-cell office:value-type="float" office:value="931.810656" calcext:value-type="float">
            <text:p>931,810656</text:p>
          </table:table-cell>
          <table:table-cell office:value-type="float" office:value="22.9902288253137" calcext:value-type="float">
            <text:p>22,9902288253137</text:p>
          </table:table-cell>
          <table:table-cell office:value-type="float" office:value="-1.02856337711358" calcext:value-type="float">
            <text:p>-1,02856337711358</text:p>
          </table:table-cell>
          <table:table-cell office:value-type="float" office:value="47.009021027741" calcext:value-type="float">
            <text:p>47,009021027741</text:p>
          </table:table-cell>
        </table:table-row>
        <table:table-row table:style-name="ro1">
          <table:table-cell office:value-type="string" calcext:value-type="string">
            <text:p>10_250</text:p>
          </table:table-cell>
          <table:table-cell office:value-type="string" calcext:value-type="string">
            <text:p>heterogenea</text:p>
          </table:table-cell>
          <table:table-cell office:value-type="float" office:value="3986.371725" calcext:value-type="float">
            <text:p>3986,371725</text:p>
          </table:table-cell>
          <table:table-cell office:value-type="float" office:value="101.673221656217" calcext:value-type="float">
            <text:p>101,673221656217</text:p>
          </table:table-cell>
          <table:table-cell office:value-type="float" office:value="-1.67322165621673" calcext:value-type="float">
            <text:p>-1,67322165621673</text:p>
          </table:table-cell>
          <table:table-cell office:value-type="float" office:value="-66.7008350000001" calcext:value-type="float">
            <text:p>-66,7008350000001</text:p>
          </table:table-cell>
          <table:table-cell office:value-type="float" office:value="10.6721336" calcext:value-type="float">
            <text:p>11</text:p>
          </table:table-cell>
          <table:table-cell office:value-type="float" office:value="989.966256" calcext:value-type="float">
            <text:p>989,966256</text:p>
          </table:table-cell>
          <table:table-cell office:value-type="float" office:value="24.425081005705" calcext:value-type="float">
            <text:p>24,425081005705</text:p>
          </table:table-cell>
          <table:table-cell/>
          <table:table-cell office:value-type="float" office:value="923.268557" calcext:value-type="float">
            <text:p>923,268557</text:p>
          </table:table-cell>
          <table:table-cell office:value-type="float" office:value="22.7794726921938" calcext:value-type="float">
            <text:p>22,7794726921938</text:p>
          </table:table-cell>
          <table:table-cell office:value-type="float" office:value="-1.64560831351117" calcext:value-type="float">
            <text:p>-1,64560831351117</text:p>
          </table:table-cell>
          <table:table-cell office:value-type="float" office:value="47.2045536978988" calcext:value-type="float">
            <text:p>47,2045536978988</text:p>
          </table:table-cell>
        </table:table-row>
        <table:table-row table:style-name="ro1">
          <table:table-cell table:style-name="ce1" office:value-type="string" calcext:value-type="string">
            <text:p>5_250</text:p>
          </table:table-cell>
          <table:table-cell office:value-type="string" calcext:value-type="string">
            <text:p>heterogenea</text:p>
          </table:table-cell>
          <table:table-cell office:value-type="float" office:value="4106.418831" calcext:value-type="float">
            <text:p>4106,418831</text:p>
          </table:table-cell>
          <table:table-cell office:value-type="float" office:value="98.700905260874" calcext:value-type="float">
            <text:p>98,700905260874</text:p>
          </table:table-cell>
          <table:table-cell office:value-type="float" office:value="1.29909473912598" calcext:value-type="float">
            <text:p>1,29909473912598</text:p>
          </table:table-cell>
          <table:table-cell office:value-type="float" office:value="53.3462709999999" calcext:value-type="float">
            <text:p>53,3462709999999</text:p>
          </table:table-cell>
          <table:table-cell office:value-type="float" office:value="8.53540335999998" calcext:value-type="float">
            <text:p>9</text:p>
          </table:table-cell>
          <table:table-cell office:value-type="float" office:value="957.024664" calcext:value-type="float">
            <text:p>957,024664</text:p>
          </table:table-cell>
          <table:table-cell office:value-type="float" office:value="23.6123249666174" calcext:value-type="float">
            <text:p>23,6123249666174</text:p>
          </table:table-cell>
          <table:table-cell/>
          <table:table-cell office:value-type="float" office:value="1010.372408" calcext:value-type="float">
            <text:p>1010,372408</text:p>
          </table:table-cell>
          <table:table-cell office:value-type="float" office:value="24.9285546469467" calcext:value-type="float">
            <text:p>24,9285546469467</text:p>
          </table:table-cell>
          <table:table-cell office:value-type="float" office:value="1.31622968032924" calcext:value-type="float">
            <text:p>1,31622968032924</text:p>
          </table:table-cell>
          <table:table-cell office:value-type="float" office:value="48.5408796135641" calcext:value-type="float">
            <text:p>48,5408796135641</text:p>
          </table:table-cell>
        </table:table-row>
        <table:table-row table:style-name="ro1">
          <table:table-cell office:value-type="string" calcext:value-type="string">
            <text:p>mapa sintese</text:p>
          </table:table-cell>
          <table:table-cell office:value-type="string" calcext:value-type="string">
            <text:p>heterogenea</text:p>
          </table:table-cell>
          <table:table-cell office:value-type="float" office:value="4053.07256" calcext:value-type="float">
            <text:p>4053,07256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le Arantes</meta:initial-creator>
    <meta:creation-date>2017-09-18T16:16:15</meta:creation-date>
    <dc:date>2017-09-19T17:45:41.565457841</dc:date>
    <meta:generator>LibreOffice/5.3.4.2$Linux_X86_64 LibreOffice_project/30$Build-2</meta:generator>
    <meta:editing-duration>PT1M15S</meta:editing-duration>
    <meta:editing-cycles>1</meta:editing-cycles>
    <meta:document-statistic meta:table-count="1" meta:cell-count="17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